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row table:style-name="ro1">
          <table:table-cell office:value-type="string">
            <text:p>#m [g]</text:p>
          </table:table-cell>
          <table:table-cell office:value-type="string">
            <text:p>dm [g]</text:p>
          </table:table-cell>
          <table:table-cell office:value-type="string">
            <text:p>phi [°]</text:p>
          </table:table-cell>
          <table:table-cell office:value-type="string">
            <text:p>dphi [°]</text:p>
          </table:table-cell>
          <table:table-cell office:value-type="string">
            <text:p>delta phi [°]</text:p>
          </table:table-cell>
          <table:table-cell office:value-type="string">
            <text:p>delta dphi [°]</text:p>
          </table:table-cell>
          <table:table-cell table:style-name="Default" office:value-type="string">
            <text:p>delta phi [1]</text:p>
          </table:table-cell>
          <table:table-cell table:style-name="Default" office:value-type="string">
            <text:p>delta dphi [1]</text:p>
          </table:table-cell>
          <table:table-cell table:style-name="Default" office:value-type="string">
            <text:p>D [kg m²]</text:p>
          </table:table-cell>
          <table:table-cell table:style-name="Default" office:value-type="string">
            <text:p>dD [kg m²]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.5">
            <text:p>1.5</text:p>
          </table:table-cell>
          <table:table-cell table:formula="of:=[.C2]-180" office:value-type="float" office:value="67">
            <text:p>67</text:p>
          </table:table-cell>
          <table:table-cell table:formula="of:=0.2+[.D2]" office:value-type="float" office:value="1.7">
            <text:p>1.7</text:p>
          </table:table-cell>
          <table:table-cell table:formula="of:=PI()*[.E2]/180" office:value-type="float" office:value="1.1693705988362">
            <text:p>1.169</text:p>
          </table:table-cell>
          <table:table-cell table:formula="of:=PI()*[.F2]/180" office:value-type="float" office:value="0.0296705972839036">
            <text:p>0.030</text:p>
          </table:table-cell>
          <table:table-cell table:formula="of:=[.A2]*0.001*9.81*0.13/[.G2]" office:value-type="float" office:value="0.0545293340395775">
            <text:p>0.0545</text:p>
          </table:table-cell>
          <table:table-cell table:formula="of:=[.I2]*([.B2]/[.A2] + [.H2]/[.G2] + 1/130)" office:value-type="float" office:value="0.00289362321390273">
            <text:p>0.002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.4">
            <text:p>1.4</text:p>
          </table:table-cell>
          <table:table-cell office:value-type="float" office:value="274.3">
            <text:p>274.3</text:p>
          </table:table-cell>
          <table:table-cell office:value-type="float" office:value="2.3">
            <text:p>2.3</text:p>
          </table:table-cell>
          <table:table-cell table:formula="of:=[.C3]-180" office:value-type="float" office:value="94.3">
            <text:p>94.3</text:p>
          </table:table-cell>
          <table:table-cell table:formula="of:=0.2+[.D3]" office:value-type="float" office:value="2.5">
            <text:p>2.5</text:p>
          </table:table-cell>
          <table:table-cell table:formula="of:=PI()*[.E3]/180" office:value-type="float" office:value="1.64584548463065">
            <text:p>1.646</text:p>
          </table:table-cell>
          <table:table-cell table:formula="of:=PI()*[.F3]/180" office:value-type="float" office:value="0.0436332312998582">
            <text:p>0.044</text:p>
          </table:table-cell>
          <table:table-cell table:formula="of:=[.A3]*0.001*9.81*0.13/[.G3]" office:value-type="float" office:value="0.0542402071358682">
            <text:p>0.0542</text:p>
          </table:table-cell>
          <table:table-cell table:formula="of:=[.I3]*([.B3]/[.A3] + [.H3]/[.G3] + 1/130)" office:value-type="float" office:value="0.0029400059415647">
            <text:p>0.002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.8</text:p>
          </table:table-cell>
          <table:table-cell office:value-type="float" office:value="234.8">
            <text:p>234.8</text:p>
          </table:table-cell>
          <table:table-cell office:value-type="float" office:value="1.8">
            <text:p>1.8</text:p>
          </table:table-cell>
          <table:table-cell table:formula="of:=[.C4]-180" office:value-type="float" office:value="54.8">
            <text:p>54.8</text:p>
          </table:table-cell>
          <table:table-cell table:formula="of:=0.2+[.D4]" office:value-type="float" office:value="2">
            <text:p>2</text:p>
          </table:table-cell>
          <table:table-cell table:formula="of:=PI()*[.E4]/180" office:value-type="float" office:value="0.956440430092893">
            <text:p>0.956</text:p>
          </table:table-cell>
          <table:table-cell table:formula="of:=PI()*[.F4]/180" office:value-type="float" office:value="0.0349065850398866">
            <text:p>0.035</text:p>
          </table:table-cell>
          <table:table-cell table:formula="of:=[.A4]*0.001*9.81*0.13/[.G4]" office:value-type="float" office:value="0.0533352610314116">
            <text:p>0.0533</text:p>
          </table:table-cell>
          <table:table-cell table:formula="of:=[.I4]*([.B4]/[.A4] + [.H4]/[.G4] + 1/130)" office:value-type="float" office:value="0.00342351883274058">
            <text:p>0.00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.6</text:p>
          </table:table-cell>
          <table:table-cell office:value-type="float" office:value="221.3">
            <text:p>221.3</text:p>
          </table:table-cell>
          <table:table-cell office:value-type="float" office:value="1.3">
            <text:p>1.3</text:p>
          </table:table-cell>
          <table:table-cell table:formula="of:=[.C5]-180" office:value-type="float" office:value="41.3">
            <text:p>41.3</text:p>
          </table:table-cell>
          <table:table-cell table:formula="of:=0.2+[.D5]" office:value-type="float" office:value="1.5">
            <text:p>1.5</text:p>
          </table:table-cell>
          <table:table-cell table:formula="of:=PI()*[.E5]/180" office:value-type="float" office:value="0.720820981073658">
            <text:p>0.721</text:p>
          </table:table-cell>
          <table:table-cell table:formula="of:=PI()*[.F5]/180" office:value-type="float" office:value="0.0261799387799149">
            <text:p>0.026</text:p>
          </table:table-cell>
          <table:table-cell table:formula="of:=[.A5]*0.001*9.81*0.13/[.G5]" office:value-type="float" office:value="0.0530769788956663">
            <text:p>0.0531</text:p>
          </table:table-cell>
          <table:table-cell table:formula="of:=[.I5]*([.B5]/[.A5] + [.H5]/[.G5] + 1/130)" office:value-type="float" office:value="0.00339755934193752">
            <text:p>0.00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.4</text:p>
          </table:table-cell>
          <table:table-cell office:value-type="float" office:value="207">
            <text:p>207</text:p>
          </table:table-cell>
          <table:table-cell office:value-type="float" office:value="1.5">
            <text:p>1.5</text:p>
          </table:table-cell>
          <table:table-cell table:formula="of:=[.C6]-180" office:value-type="float" office:value="27">
            <text:p>27</text:p>
          </table:table-cell>
          <table:table-cell table:formula="of:=0.2+[.D6]" office:value-type="float" office:value="1.7">
            <text:p>1.7</text:p>
          </table:table-cell>
          <table:table-cell table:formula="of:=PI()*[.E6]/180" office:value-type="float" office:value="0.471238898038469">
            <text:p>0.471</text:p>
          </table:table-cell>
          <table:table-cell table:formula="of:=PI()*[.F6]/180" office:value-type="float" office:value="0.0296705972839036">
            <text:p>0.030</text:p>
          </table:table-cell>
          <table:table-cell table:formula="of:=[.A6]*0.001*9.81*0.13/[.G6]" office:value-type="float" office:value="0.0541254130466918">
            <text:p>0.0541</text:p>
          </table:table-cell>
          <table:table-cell table:formula="of:=[.I6]*([.B6]/[.A6] + [.H6]/[.G6] + 1/130)" office:value-type="float" office:value="0.00490675396907616">
            <text:p>0.00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194.3">
            <text:p>194.3</text:p>
          </table:table-cell>
          <table:table-cell office:value-type="float" office:value="0.8">
            <text:p>0.8</text:p>
          </table:table-cell>
          <table:table-cell table:formula="of:=[.C7]-180" office:value-type="float" office:value="14.3">
            <text:p>14.3</text:p>
          </table:table-cell>
          <table:table-cell table:formula="of:=0.2+[.D7]" office:value-type="float" office:value="1">
            <text:p>1</text:p>
          </table:table-cell>
          <table:table-cell table:formula="of:=PI()*[.E7]/180" office:value-type="float" office:value="0.249582083035189">
            <text:p>0.250</text:p>
          </table:table-cell>
          <table:table-cell table:formula="of:=PI()*[.F7]/180" office:value-type="float" office:value="0.0174532925199433">
            <text:p>0.017</text:p>
          </table:table-cell>
          <table:table-cell table:formula="of:=[.A7]*0.001*9.81*0.13/[.G7]" office:value-type="float" office:value="0.0510974179112125">
            <text:p>0.0511</text:p>
          </table:table-cell>
          <table:table-cell table:formula="of:=[.I7]*([.B7]/[.A7] + [.H7]/[.G7] + 1/130)" office:value-type="float" office:value="0.00498825142685682">
            <text:p>0.005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260.5">
            <text:p>260.5</text:p>
          </table:table-cell>
          <table:table-cell office:value-type="float" office:value="2.5">
            <text:p>2.5</text:p>
          </table:table-cell>
          <table:table-cell table:formula="of:=[.C8]-180" office:value-type="float" office:value="80.5">
            <text:p>80.5</text:p>
          </table:table-cell>
          <table:table-cell table:formula="of:=0.2+[.D8]" office:value-type="float" office:value="2.7">
            <text:p>2.7</text:p>
          </table:table-cell>
          <table:table-cell table:formula="of:=PI()*[.E8]/180" office:value-type="float" office:value="1.40499004785544">
            <text:p>1.405</text:p>
          </table:table-cell>
          <table:table-cell table:formula="of:=PI()*[.F8]/180" office:value-type="float" office:value="0.0471238898038469">
            <text:p>0.047</text:p>
          </table:table-cell>
          <table:table-cell table:formula="of:=[.A8]*0.001*9.81*0.13/[.G8]" office:value-type="float" office:value="0.0544615957364228">
            <text:p>0.0545</text:p>
          </table:table-cell>
          <table:table-cell table:formula="of:=[.I8]*([.B8]/[.A8] + [.H8]/[.G8] + 1/130)" office:value-type="float" office:value="0.00333482948379357">
            <text:p>0.003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.6">
            <text:p>1.6</text:p>
          </table:table-cell>
          <table:table-cell office:value-type="float" office:value="287.5">
            <text:p>287.5</text:p>
          </table:table-cell>
          <table:table-cell office:value-type="float" office:value="2.5">
            <text:p>2.5</text:p>
          </table:table-cell>
          <table:table-cell table:formula="of:=[.C9]-180" office:value-type="float" office:value="107.5">
            <text:p>107.5</text:p>
          </table:table-cell>
          <table:table-cell table:formula="of:=0.2+[.D9]" office:value-type="float" office:value="2.7">
            <text:p>2.7</text:p>
          </table:table-cell>
          <table:table-cell table:formula="of:=PI()*[.E9]/180" office:value-type="float" office:value="1.8762289458939">
            <text:p>1.876</text:p>
          </table:table-cell>
          <table:table-cell table:formula="of:=PI()*[.F9]/180" office:value-type="float" office:value="0.0471238898038469">
            <text:p>0.047</text:p>
          </table:table-cell>
          <table:table-cell table:formula="of:=[.A9]*0.001*9.81*0.13/[.G9]" office:value-type="float" office:value="0.0543771591538857">
            <text:p>0.0544</text:p>
          </table:table-cell>
          <table:table-cell table:formula="of:=[.I9]*([.B9]/[.A9] + [.H9]/[.G9] + 1/130)" office:value-type="float" office:value="0.00287158092705314">
            <text:p>0.002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C10]-180" office:value-type="float" office:value="20">
            <text:p>20</text:p>
          </table:table-cell>
          <table:table-cell table:formula="of:=0.2+[.D10]" office:value-type="float" office:value="1.2">
            <text:p>1.2</text:p>
          </table:table-cell>
          <table:table-cell table:formula="of:=PI()*[.E10]/180" office:value-type="float" office:value="0.349065850398866">
            <text:p>0.349</text:p>
          </table:table-cell>
          <table:table-cell table:formula="of:=PI()*[.F10]/180" office:value-type="float" office:value="0.020943951023932">
            <text:p>0.021</text:p>
          </table:table-cell>
          <table:table-cell table:formula="of:=[.A10]*0.001*9.81*0.13/[.G10]" office:value-type="float" office:value="0.0548019807097754">
            <text:p>0.0548</text:p>
          </table:table-cell>
          <table:table-cell table:formula="of:=[.I10]*([.B10]/[.A10] + [.H10]/[.G10] + 1/130)" office:value-type="float" office:value="0.00480571215454954">
            <text:p>0.004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215">
            <text:p>215</text:p>
          </table:table-cell>
          <table:table-cell office:value-type="float" office:value="1.5">
            <text:p>1.5</text:p>
          </table:table-cell>
          <table:table-cell table:formula="of:=[.C11]-180" office:value-type="float" office:value="35">
            <text:p>35</text:p>
          </table:table-cell>
          <table:table-cell table:formula="of:=0.2+[.D11]" office:value-type="float" office:value="1.7">
            <text:p>1.7</text:p>
          </table:table-cell>
          <table:table-cell table:formula="of:=PI()*[.E11]/180" office:value-type="float" office:value="0.610865238198015">
            <text:p>0.611</text:p>
          </table:table-cell>
          <table:table-cell table:formula="of:=PI()*[.F11]/180" office:value-type="float" office:value="0.0296705972839036">
            <text:p>0.030</text:p>
          </table:table-cell>
          <table:table-cell table:formula="of:=[.A11]*0.001*9.81*0.13/[.G11]" office:value-type="float" office:value="0.0521923625807385">
            <text:p>0.0522</text:p>
          </table:table-cell>
          <table:table-cell table:formula="of:=[.I11]*([.B11]/[.A11] + [.H11]/[.G11] + 1/130)" office:value-type="float" office:value="0.00398038457483874">
            <text:p>0.0040</text:p>
          </table:table-cell>
        </table:table-row>
        <table:table-row table:style-name="ro3" table:number-rows-repeated="2">
          <table:table-cell table:number-columns-repeated="6"/>
          <table:table-cell table:style-name="Default" table:number-columns-repeated="4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table:formula="of:=AVERAGE([.I2:.I11])" office:value-type="float" office:value="0.053623771024125">
            <text:p>0.053623771</text:p>
          </table:table-cell>
          <table:table-cell table:style-name="Default" table:formula="of:=AVERAGE([.J2:.J11])" office:value-type="float" office:value="0.00375422198663135">
            <text:p>0.003754222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table:formula="of:=STDEVPA([.I2:.I11])" office:value-type="float" office:value="0.00113679436971442">
            <text:p>0.0011367944</text:p>
          </table:table-cell>
          <table:table-cell table:style-name="Default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table:formula="of:=[.I15]/SQRT(10)" office:value-type="float" office:value="0.00035948594395531">
            <text:p>0.0003594859</text:p>
          </table:table-cell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20:56:03</meta:creation-date>
    <dc:date>2014-06-05T21:26:08</dc:date>
    <meta:editing-duration>PT21M40S</meta:editing-duration>
    <meta:editing-cycles>2</meta:editing-cycles>
    <meta:generator>LibreOffice/3.5$Linux_X86_64 LibreOffice_project/350m1$Build-2</meta:generator>
    <meta:document-statistic meta:table-count="3" meta:cell-count="114" meta:object-count="0"/>
  </office:meta>
</office:document-meta>
</file>